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2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6.13833333333333cm" style:use-optimal-column-width="true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1.61395833333333cm" style:use-optimal-column-width="true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6.323541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56645833333333cm" style:use-optimal-column-width="true"/>
    </style:style>
    <style:style style:name="co12" style:family="table-column">
      <style:table-column-properties fo:break-before="auto" style:column-width="1.45520833333333cm" style:use-optimal-column-width="true"/>
    </style:style>
    <style:style style:name="co13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99.75pt" style:use-optimal-row-height="false" fo:break-before="auto"/>
    </style:style>
    <style:style style:name="ro3" style:family="table-row">
      <style:table-row-properties style:row-height="96pt" style:use-optimal-row-height="true" fo:break-before="auto"/>
    </style:style>
    <style:style style:name="ro4" style:family="table-row">
      <style:table-row-properties style:row-height="29pt" style:use-optimal-row-height="false" fo:break-before="auto"/>
    </style:style>
    <style:style style:name="ta1" style:family="table" style:master-page-name="mp1">
      <style:table-properties table:display="true" table:tab-color="#83E28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table:tab-color="#ADADAD" style:writing-mode="lr-tb"/>
    </style:style>
    <style:style style:name="ce6" style:family="table-cell" style:parent-style-name="Default" style:data-style-name="N36">
      <style:map style:condition="of:is-true-formula(NOT(ISERROR(SEARCH(&quot;Beschreibung hinzufügen&quot;;[.A5]))))" style:apply-style-name="cf12" style:base-cell-address="TODO.A5"/>
      <style:map style:condition="of:is-true-formula(COM.MICROSOFT.FLOOR([.A5];1)=TODAY())" style:apply-style-name="cf11" style:base-cell-address="TODO.A5"/>
      <style:map style:condition="of:cell-content()&lt;TODAY()+3" style:apply-style-name="cf10" style:base-cell-address="TODO.C5"/>
    </style:style>
    <style:style style:name="ce7" style:family="table-cell">
      <style:map style:condition="of:is-true-formula(NOT(ISERROR(SEARCH(&quot;Beschreibung hinzufügen&quot;;[.A5]))))" style:apply-style-name="cf12" style:base-cell-address="TODO.A5"/>
      <style:map style:condition="of:is-true-formula(COM.MICROSOFT.FLOOR([.A5];1)=TODAY())" style:apply-style-name="cf11" style:base-cell-address="TODO.A5"/>
    </style:style>
    <style:style style:name="ce8" style:family="table-cell" style:parent-style-name="Default" style:data-style-name="N2">
      <style:map style:condition="of:is-true-formula(NOT(ISERROR(SEARCH(&quot;Beschreibung hinzufügen&quot;;[.A5]))))" style:apply-style-name="cf12" style:base-cell-address="TODO.A5"/>
      <style:map style:condition="of:is-true-formula(COM.MICROSOFT.FLOOR([.A5];1)=TODAY())" style:apply-style-name="cf11" style:base-cell-address="TODO.A5"/>
    </style:style>
    <style:style style:name="ce9" style:family="table-cell" style:parent-style-name="Default" style:data-style-name="N36">
      <style:map style:condition="of:is-true-formula(COM.MICROSOFT.FLOOR([.C9];1)=TODAY())" style:apply-style-name="cf11" style:base-cell-address="TODO.C9"/>
      <style:map style:condition="of:cell-content()&lt;TODAY()+3" style:apply-style-name="cf10" style:base-cell-address="TODO.C9"/>
      <style:map style:condition="of:is-true-formula(NOT(ISERROR(SEARCH(&quot;Beschreibung hinzufügen&quot;;[.C9]))))" style:apply-style-name="cf12" style:base-cell-address="TODO.C9"/>
    </style:style>
    <style:style style:name="ce10" style:family="table-cell">
      <style:map style:condition="of:is-true-formula(NOT(ISERROR(SEARCH(&quot;Beschreibung hinzufügen&quot;;[.A10]))))" style:apply-style-name="cf12" style:base-cell-address="TODO.A10"/>
      <style:map style:condition="of:is-true-formula(COM.MICROSOFT.FLOOR([.A10];1)=TODAY())" style:apply-style-name="cf11" style:base-cell-address="TODO.A10"/>
    </style:style>
    <style:style style:name="ce11" style:family="table-cell" style:parent-style-name="Default" style:data-style-name="N36">
      <style:map style:condition="of:is-true-formula(NOT(ISERROR(SEARCH(&quot;Beschreibung hinzufügen&quot;;[.C10]))))" style:apply-style-name="cf12" style:base-cell-address="TODO.C10"/>
      <style:map style:condition="of:is-true-formula(COM.MICROSOFT.FLOOR([.C10];1)=TODAY())" style:apply-style-name="cf11" style:base-cell-address="TODO.C10"/>
      <style:map style:condition="of:is-true-formula(NOT(ISERROR(SEARCH(&quot;Beschreibung hinzufügen&quot;;[.C10]))))" style:apply-style-name="cf12" style:base-cell-address="TODO.C10"/>
      <style:map style:condition="of:is-true-formula(COM.MICROSOFT.FLOOR([.C10];1)=TODAY())" style:apply-style-name="cf11" style:base-cell-address="TODO.C10"/>
      <style:map style:condition="of:cell-content()&lt;TODAY()+3" style:apply-style-name="cf10" style:base-cell-address="TODO.C10"/>
    </style:style>
    <style:style style:name="ce12" style:family="table-cell">
      <style:map style:condition="of:is-true-formula(NOT(ISERROR(SEARCH(&quot;Beschreibung hinzufügen&quot;;[.A11]))))" style:apply-style-name="cf12" style:base-cell-address="TODO.A11"/>
      <style:map style:condition="of:is-true-formula(NOT(ISERROR(SEARCH(&quot;Beschreibung hinzufügen&quot;;[.A11]))))" style:apply-style-name="cf12" style:base-cell-address="TODO.A11"/>
      <style:map style:condition="of:is-true-formula(COM.MICROSOFT.FLOOR([.A11];1)=TODAY())" style:apply-style-name="cf11" style:base-cell-address="TODO.A11"/>
    </style:style>
    <style:style style:name="ce13" style:family="table-cell" style:parent-style-name="Default" style:data-style-name="N36">
      <style:map style:condition="of:is-true-formula(NOT(ISERROR(SEARCH(&quot;Beschreibung hinzufügen&quot;;[.C11]))))" style:apply-style-name="cf12" style:base-cell-address="TODO.C11"/>
      <style:map style:condition="of:is-true-formula(COM.MICROSOFT.FLOOR([.C11];1)=TODAY())" style:apply-style-name="cf11" style:base-cell-address="TODO.C11"/>
      <style:map style:condition="of:is-true-formula(NOT(ISERROR(SEARCH(&quot;Beschreibung hinzufügen&quot;;[.C11]))))" style:apply-style-name="cf12" style:base-cell-address="TODO.C11"/>
      <style:map style:condition="of:is-true-formula(COM.MICROSOFT.FLOOR([.C11];1)=TODAY())" style:apply-style-name="cf11" style:base-cell-address="TODO.C11"/>
      <style:map style:condition="of:cell-content()&lt;TODAY()+3" style:apply-style-name="cf10" style:base-cell-address="TODO.C11"/>
    </style:style>
    <style:style style:name="ce14" style:family="table-cell">
      <style:map style:condition="of:is-true-formula(NOT(ISERROR(SEARCH(&quot;Beschreibung hinzufügen&quot;;[.A10]))))" style:apply-style-name="cf12" style:base-cell-address="TODO.A10"/>
      <style:map style:condition="of:is-true-formula(NOT(ISERROR(SEARCH(&quot;Beschreibung hinzufügen&quot;;[.A10]))))" style:apply-style-name="cf12" style:base-cell-address="TODO.A10"/>
      <style:map style:condition="of:is-true-formula(COM.MICROSOFT.FLOOR([.A10];1)=TODAY())" style:apply-style-name="cf11" style:base-cell-address="TODO.A10"/>
    </style:style>
    <style:style style:name="ce15" style:family="table-cell" style:parent-style-name="Default" style:data-style-name="N36">
      <style:map style:condition="of:is-true-formula(NOT(ISERROR(SEARCH(&quot;Beschreibung hinzufügen&quot;;[.C12]))))" style:apply-style-name="cf12" style:base-cell-address="TODO.C12"/>
      <style:map style:condition="of:is-true-formula(COM.MICROSOFT.FLOOR([.C12];1)=TODAY())" style:apply-style-name="cf11" style:base-cell-address="TODO.C12"/>
      <style:map style:condition="of:is-true-formula(NOT(ISERROR(SEARCH(&quot;Beschreibung hinzufügen&quot;;[.A5]))))" style:apply-style-name="cf12" style:base-cell-address="TODO.A5"/>
      <style:map style:condition="of:is-true-formula(COM.MICROSOFT.FLOOR([.C12];1)=TODAY())" style:apply-style-name="cf11" style:base-cell-address="TODO.C12"/>
      <style:map style:condition="of:cell-content()&lt;TODAY()+3" style:apply-style-name="cf10" style:base-cell-address="TODO.C12"/>
    </style:style>
    <style:style style:name="ce16" style:family="table-cell">
      <style:map style:condition="of:is-true-formula(NOT(ISERROR(SEARCH(&quot;Beschreibung hinzufügen&quot;;[.A12]))))" style:apply-style-name="cf12" style:base-cell-address="TODO.A12"/>
      <style:map style:condition="of:is-true-formula(NOT(ISERROR(SEARCH(&quot;Beschreibung hinzufügen&quot;;[.A12]))))" style:apply-style-name="cf12" style:base-cell-address="TODO.A12"/>
      <style:map style:condition="of:is-true-formula(COM.MICROSOFT.FLOOR([.A12];1)=TODAY())" style:apply-style-name="cf11" style:base-cell-address="TODO.A12"/>
    </style:style>
    <style:style style:name="ce17" style:family="table-cell">
      <style:map style:condition="of:is-true-formula(NOT(ISERROR(SEARCH(&quot;Beschreibung hinzufügen&quot;;[.A10]))))" style:apply-style-name="cf12" style:base-cell-address="TODO.A10"/>
      <style:map style:condition="of:is-true-formula(COM.MICROSOFT.FLOOR([.A12];1)=TODAY())" style:apply-style-name="cf11" style:base-cell-address="TODO.A12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Narrow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center" draw:fill="solid" draw:fill-color="#4ea72e" draw:opacity="100%" draw:stroke="solid" svg:stroke-width="0.02083in" svg:stroke-color="#1c440d" svg:stroke-opacity="100%" draw:stroke-linejoin="miter" svg:stroke-linecap="butt" draw:auto-grow-width="false" draw:auto-grow-height="false"/>
      <style:paragraph-properties style:font-independent-line-spacing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>
            <text:p>Prio eintragen.</text:p>
            <text:p>1 - hoch</text:p>
            <text:p>2 - mittel</text:p>
            <text:p>3 - niedrig</text:p>
          </table:help-message>
          <table:error-message table:display="true"/>
        </table:content-validation>
        <table:content-validation table:name="val2" table:condition="of:cell-content-is-date() and cell-content-is-between(TODAY(),73051)" table:base-cell-address="TODO.C5">
          <table:help-message table:display="true"/>
          <table:error-message table:display="true"/>
        </table:content-validation>
        <table:content-validation table:name="val3" table:condition="of:cell-content-is-in-list($$Team)" table:base-cell-address="TODO.F5">
          <table:help-message table:display="true"/>
          <table:error-message table:display="true"/>
        </table:content-validation>
        <table:content-validation table:name="val4" table:condition="of:cell-content-is-whole-number() and cell-content-is-between(1,3)">
          <table:help-message table:display="true"/>
          <table:error-message table:display="true"/>
        </table:content-validation>
        <table:content-validation table:name="val5" table:condition="of:cell-content-is-in-list(&quot;offen&quot;;&quot;in Arbeit&quot;;&quot;Prüfung&quot;;&quot;erledigt&quot;)">
          <table:help-message table:display="true"/>
          <table:error-message table:display="true"/>
        </table:content-validation>
        <table:content-validation table:name="val6" table:condition="of:cell-content-is-in-list($$Gruppe)" table:base-cell-address="TODO.A5">
          <table:help-message table:display="true"/>
          <table:error-message table:display="true"/>
        </table:content-validation>
      </table:content-validations>
      <table:table table:name="TOD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1">
            <draw:custom-shape svg:x="0.14583in" svg:y="0.04167in" svg:width="0.83333in" svg:height="0.59375in" draw:z-index="1" draw:id="id0" draw:style-name="a4" draw:name="Rechteck 2">
              <svg:title/>
              <svg:desc/>
              <text:p text:style-name="a1" text:class-names="" text:cond-style-name=""><text:span text:style-name="a0" text:class-names="">neues</text:span></text:p>
              <text:p text:style-name="a3" text:class-names="" text:cond-style-name=""><text:span text:style-name="a2" text:class-names="">TODO</text:span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5">
            <text:p>Definitionen:</text:p>
            <text:p><text:span text:style-name="T2">"markiert"</text:span><text:s/>= Speisen, die in einem 'Warenkorb' liegen, aber noch nicht bestellt sind</text:p>
            <text:p><text:span text:style-name="T2">"bestellt"</text:span><text:s/>= Speisen, die bereits bestellt wurden und daher nicht mehr bearbeitet verwerden können.</text:p>
          </table:table-cell>
          <table:table-cell table:style-name="ce1"/>
          <table:table-cell office:value-type="string" table:style-name="ce5">
            <text:p>geringere Prio bedeuetet höhere Dringlichkei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ODO-Gruppe</text:p>
          </table:table-cell>
          <table:table-cell office:value-type="string" table:style-name="ce1">
            <text:p>TODO</text:p>
          </table:table-cell>
          <table:table-cell office:value-type="string" table:style-name="ce1">
            <text:p>Datum</text:p>
          </table:table-cell>
          <table:table-cell office:value-type="string" table:content-validation-name="val1" table:style-name="ce1">
            <text:p>Prio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Verantwortlicher</text:p>
          </table:table-cell>
          <table:table-cell office:value-type="string" table:style-name="ce1">
            <text:p>Projektabschnitt</text:p>
          </table:table-cell>
          <table:table-cell office:value-type="string" table:style-name="ce1">
            <text:p>Aufwand in Std.</text:p>
          </table:table-cell>
          <table:table-cell office:value-type="string" table:style-name="ce1">
            <text:p>Notizen</text:p>
          </table:table-cell>
          <table:table-cell table:number-columns-repeated="16375"/>
        </table:table-row>
        <table:table-row table:style-name="ro1" table:visibility="filter">
          <table:table-cell office:value-type="string" table:content-validation-name="val6" table:style-name="ce7">
            <text:p>General</text:p>
          </table:table-cell>
          <table:table-cell office:value-type="string" table:style-name="ce7">
            <text:p>Git anlegen</text:p>
          </table:table-cell>
          <table:table-cell office:value-type="date" office:date-value="2024-11-20T00:00:00" table:formula="of:=TODAY()" table:content-validation-name="val2" table:style-name="ce6">
            <text:p>20.11.2024</text:p>
          </table:table-cell>
          <table:table-cell office:value-type="float" office:value="1" table:content-validation-name="val4" table:style-name="ce7">
            <text:p>1</text:p>
          </table:table-cell>
          <table:table-cell office:value-type="string" table:content-validation-name="val5" table:style-name="ce7">
            <text:p>erledigt</text:p>
          </table:table-cell>
          <table:table-cell office:value-type="string" table:content-validation-name="val3" table:style-name="ce7">
            <text:p>Dennis Haaf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5"/>
        </table:table-row>
        <table:table-row table:style-name="ro1">
          <table:table-cell office:value-type="string" table:content-validation-name="val6" table:style-name="ce7">
            <text:p>Doku</text:p>
          </table:table-cell>
          <table:table-cell office:value-type="string" table:style-name="ce7">
            <text:p>Docs schreiben</text:p>
          </table:table-cell>
          <table:table-cell office:value-type="date" office:date-value="2024-11-19T00:00:00" table:content-validation-name="val2" table:style-name="ce6">
            <text:p>19.11.2024</text:p>
          </table:table-cell>
          <table:table-cell office:value-type="float" office:value="2" table:content-validation-name="val4" table:style-name="ce7">
            <text:p>2</text:p>
          </table:table-cell>
          <table:table-cell office:value-type="string" table:content-validation-name="val5" table:style-name="ce7">
            <text:p>offen</text:p>
          </table:table-cell>
          <table:table-cell office:value-type="string" table:content-validation-name="val3" table:style-name="ce7">
            <text:p>Alle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style-name="ce7"/>
          <table:table-cell table:number-columns-repeated="16375"/>
        </table:table-row>
        <table:table-row table:style-name="ro1">
          <table:table-cell office:value-type="string" table:content-validation-name="val6" table:style-name="ce7">
            <text:p>General</text:p>
          </table:table-cell>
          <table:table-cell office:value-type="string" table:style-name="ce7">
            <text:p>Folder für Docs und Projekt anlegen</text:p>
          </table:table-cell>
          <table:table-cell office:value-type="date" office:date-value="2024-11-18T00:00:00" table:content-validation-name="val2" table:style-name="ce6">
            <text:p>18.11.2024</text:p>
          </table:table-cell>
          <table:table-cell office:value-type="float" office:value="2" table:content-validation-name="val4" table:style-name="ce7">
            <text:p>2</text:p>
          </table:table-cell>
          <table:table-cell office:value-type="string" table:content-validation-name="val5" table:style-name="ce7">
            <text:p>offen</text:p>
          </table:table-cell>
          <table:table-cell office:value-type="string" table:content-validation-name="val3" table:style-name="ce7">
            <text:p>Dennis Haaf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style-name="ce7"/>
          <table:table-cell table:number-columns-repeated="16375"/>
        </table:table-row>
        <table:table-row table:style-name="ro1">
          <table:table-cell office:value-type="string" table:content-validation-name="val6" table:style-name="ce7">
            <text:p>General</text:p>
          </table:table-cell>
          <table:table-cell office:value-type="string" table:style-name="ce7">
            <text:p>1. Schritte mit Blazor</text:p>
          </table:table-cell>
          <table:table-cell office:value-type="date" office:date-value="2024-11-24T00:00:00" table:content-validation-name="val2" table:style-name="ce6">
            <text:p>24.11.2024</text:p>
          </table:table-cell>
          <table:table-cell office:value-type="float" office:value="1" table:content-validation-name="val4" table:style-name="ce7">
            <text:p>1</text:p>
          </table:table-cell>
          <table:table-cell office:value-type="string" table:content-validation-name="val5" table:style-name="ce7">
            <text:p>offen</text:p>
          </table:table-cell>
          <table:table-cell office:value-type="string" table:content-validation-name="val3" table:style-name="ce7">
            <text:p>Alle</text:p>
          </table:table-cell>
          <table:table-cell office:value-type="float" office:value="1" table:style-name="ce7">
            <text:p>1</text:p>
          </table:table-cell>
          <table:table-cell table:style-name="ce7"/>
          <table:table-cell table:style-name="ce7"/>
          <table:table-cell table:number-columns-repeated="16375"/>
        </table:table-row>
        <table:table-row table:style-name="ro1">
          <table:table-cell office:value-type="string" table:content-validation-name="val6" table:style-name="ce7">
            <text:p>Doku</text:p>
          </table:table-cell>
          <table:table-cell office:value-type="string" table:style-name="ce7">
            <text:p>Sprint Backlog<text:s/></text:p>
          </table:table-cell>
          <table:table-cell office:value-type="date" office:date-value="2024-12-02T00:00:00" table:content-validation-name="val2" table:style-name="ce9">
            <text:p>02.12.2024</text:p>
          </table:table-cell>
          <table:table-cell table:content-validation-name="val4" table:style-name="ce7"/>
          <table:table-cell office:value-type="string" table:content-validation-name="val5" table:style-name="ce7">
            <text:p>offen</text:p>
          </table:table-cell>
          <table:table-cell table:content-validation-name="val3" table:style-name="ce7"/>
          <table:table-cell office:value-type="float" office:value="1" table:style-name="ce7">
            <text:p>1</text:p>
          </table:table-cell>
          <table:table-cell table:style-name="ce7"/>
          <table:table-cell table:style-name="ce7"/>
          <table:table-cell table:number-columns-repeated="16375"/>
        </table:table-row>
        <table:table-row table:style-name="ro1">
          <table:table-cell office:value-type="string" table:content-validation-name="val6" table:style-name="ce14">
            <text:p>Doku</text:p>
          </table:table-cell>
          <table:table-cell office:value-type="string" table:style-name="ce10">
            <text:p>Soll-Zeiten<text:s/></text:p>
          </table:table-cell>
          <table:table-cell office:value-type="date" office:date-value="2024-12-02T00:00:00" table:content-validation-name="val2" table:style-name="ce11">
            <text:p>02.12.2024</text:p>
          </table:table-cell>
          <table:table-cell table:content-validation-name="val4" table:style-name="ce10"/>
          <table:table-cell office:value-type="string" table:content-validation-name="val5" table:style-name="ce10">
            <text:p>offen</text:p>
          </table:table-cell>
          <table:table-cell table:content-validation-name="val3" table:style-name="ce10"/>
          <table:table-cell office:value-type="float" office:value="1" table:style-name="ce10">
            <text:p>1</text:p>
          </table:table-cell>
          <table:table-cell table:style-name="ce10"/>
          <table:table-cell table:style-name="ce10"/>
          <table:table-cell table:number-columns-repeated="16375"/>
        </table:table-row>
        <table:table-row table:style-name="ro1">
          <table:table-cell office:value-type="string" table:content-validation-name="val6" table:style-name="ce12">
            <text:p>Doku</text:p>
          </table:table-cell>
          <table:table-cell office:value-type="string" table:style-name="ce10">
            <text:p>Gesamtplan</text:p>
          </table:table-cell>
          <table:table-cell office:value-type="date" office:date-value="2024-12-02T00:00:00" table:content-validation-name="val2" table:style-name="ce13">
            <text:p>02.12.2024</text:p>
          </table:table-cell>
          <table:table-cell table:content-validation-name="val4" table:style-name="ce10"/>
          <table:table-cell office:value-type="string" table:content-validation-name="val5" table:style-name="ce10">
            <text:p>offen</text:p>
          </table:table-cell>
          <table:table-cell table:content-validation-name="val3" table:style-name="ce10"/>
          <table:table-cell office:value-type="float" office:value="1" table:style-name="ce10">
            <text:p>1</text:p>
          </table:table-cell>
          <table:table-cell table:style-name="ce10"/>
          <table:table-cell table:style-name="ce10"/>
          <table:table-cell table:number-columns-repeated="16375"/>
        </table:table-row>
        <table:table-row table:style-name="ro1">
          <table:table-cell office:value-type="string" table:content-validation-name="val6" table:style-name="ce16">
            <text:p>Doku</text:p>
          </table:table-cell>
          <table:table-cell office:value-type="string" table:style-name="ce10">
            <text:p>Soup/Ots</text:p>
          </table:table-cell>
          <table:table-cell office:value-type="date" office:date-value="2024-12-02T00:00:00" table:content-validation-name="val2" table:style-name="ce15">
            <text:p>02.12.2024</text:p>
          </table:table-cell>
          <table:table-cell table:content-validation-name="val4" table:style-name="ce10"/>
          <table:table-cell office:value-type="string" table:content-validation-name="val5" table:style-name="ce10">
            <text:p>offen</text:p>
          </table:table-cell>
          <table:table-cell table:content-validation-name="val3" table:style-name="ce10"/>
          <table:table-cell office:value-type="float" office:value="1" table:style-name="ce10">
            <text:p>1</text:p>
          </table:table-cell>
          <table:table-cell table:style-name="ce10"/>
          <table:table-cell table:style-name="ce10"/>
          <table:table-cell table:number-columns-repeated="16375"/>
        </table:table-row>
        <table:table-row table:style-name="ro1">
          <table:table-cell office:value-type="string" table:content-validation-name="val6" table:style-name="ce17">
            <text:p>Doku</text:p>
          </table:table-cell>
          <table:table-cell office:value-type="string" table:style-name="ce10">
            <text:p>Sprintziele</text:p>
          </table:table-cell>
          <table:table-cell office:value-type="date" office:date-value="2024-12-02T00:00:00" table:content-validation-name="val2" table:style-name="ce15">
            <text:p>02.12.2024</text:p>
          </table:table-cell>
          <table:table-cell table:content-validation-name="val4" table:style-name="ce10"/>
          <table:table-cell office:value-type="string" table:content-validation-name="val5" table:style-name="ce10">
            <text:p>offen</text:p>
          </table:table-cell>
          <table:table-cell table:content-validation-name="val3" table:style-name="ce10"/>
          <table:table-cell office:value-type="float" office:value="1" table:style-name="ce10">
            <text:p>1</text:p>
          </table:table-cell>
          <table:table-cell table:style-name="ce10"/>
          <table:table-cell table:style-name="ce10"/>
          <table:table-cell table:number-columns-repeated="16375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Erstellung Datenbank</text:p>
          </table:table-cell>
          <table:table-cell table:content-validation-name="val2" table:style-name="ce1"/>
          <table:table-cell office:value-type="float" office:value="1" table:content-validation-name="val4" table:style-name="ce1">
            <text:p>1</text:p>
          </table:table-cell>
          <table:table-cell office:value-type="string" table:content-validation-name="val5" table:style-name="ce10">
            <text:p>offen</text:p>
          </table:table-cell>
          <table:table-cell table:content-validation-name="val3" table:style-name="ce1"/>
          <table:table-cell table:number-columns-repeated="16378" table:style-name="ce1"/>
        </table:table-row>
        <table:table-row table:style-name="ro3">
          <table:table-cell office:value-type="string" table:content-validation-name="val6" table:style-name="ce17">
            <text:p>GUI</text:p>
          </table:table-cell>
          <table:table-cell office:value-type="string" table:style-name="ce1">
            <text:p>Erstellung aller (Web-)Seiten</text:p>
          </table:table-cell>
          <table:table-cell table:content-validation-name="val2" table:style-name="ce1"/>
          <table:table-cell office:value-type="float" office:value="1" table:content-validation-name="val4" table:style-name="ce1">
            <text:p>1</text:p>
          </table:table-cell>
          <table:table-cell office:value-type="string" table:content-validation-name="val5" table:style-name="ce10">
            <text:p>offen</text:p>
          </table:table-cell>
          <table:table-cell table:content-validation-name="val3" table:style-name="ce1"/>
          <table:table-cell table:number-columns-repeated="2" table:style-name="ce1"/>
          <table:table-cell office:value-type="string" table:style-name="ce5">
            <text:p>1. Main Menu</text:p>
            <text:p>2. The Menu (alle Speisen, Beschreibung, Preis)</text:p>
            <text:p>3. Speise (Ansicht einer Speise mit mehr details)</text:p>
            <text:p>4. Warenkorb</text:p>
            <text:p>5. Login für Admin/Koch</text:p>
            <text:p>6. Ansicht für Koch</text:p>
          </table:table-cell>
          <table:table-cell table:number-columns-repeated="16375"/>
        </table:table-row>
        <table:table-row table:style-name="ro4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Auswahl und Speichern von markierten Speisen</text:p>
          </table:table-cell>
          <table:table-cell table:content-validation-name="val2" table:style-name="ce1"/>
          <table:table-cell office:value-type="float" office:value="3" table:content-validation-name="val4" table:style-name="ce1">
            <text:p>3</text:p>
          </table:table-cell>
          <table:table-cell office:value-type="string" table:content-validation-name="val5" table:style-name="ce10">
            <text:p>offen</text:p>
          </table:table-cell>
          <table:table-cell table:content-validation-name="val3" table:style-name="ce1"/>
          <table:table-cell table:number-columns-repeated="2" table:style-name="ce1"/>
          <table:table-cell office:value-type="string" table:style-name="ce1">
            <text:p>Erweiterung der Seite The Menu um Selections + Anzahl Möglichkeit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ogik</text:p>
          </table:table-cell>
          <table:table-cell office:value-type="string" table:style-name="ce1">
            <text:p>Bearbeiten von markierten Speisen</text:p>
          </table:table-cell>
          <table:table-cell table:content-validation-name="val2" table:style-name="ce1"/>
          <table:table-cell table:content-validation-name="val4" table:style-name="ce1"/>
          <table:table-cell office:value-type="string" table:content-validation-name="val5" table:style-name="ce10">
            <text:p>offen</text:p>
          </table:table-cell>
          <table:table-cell table:content-validation-name="val3" table:style-name="ce1"/>
          <table:table-cell table:number-columns-repeated="2" table:style-name="ce1"/>
          <table:table-cell office:value-type="string" table:style-name="ce1">
            <text:p>Anpassen der Bestellung (Anz., Notizen…)</text:p>
          </table:table-cell>
          <table:table-cell table:number-columns-repeated="16375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Berechnung der Speisekosten</text:p>
          </table:table-cell>
          <table:table-cell table:content-validation-name="val2" table:style-name="ce1"/>
          <table:table-cell table:content-validation-name="val4" table:style-name="ce1"/>
          <table:table-cell office:value-type="string" table:content-validation-name="val5" table:style-name="ce10">
            <text:p>offen</text:p>
          </table:table-cell>
          <table:table-cell table:content-validation-name="val3" table:style-name="ce1"/>
          <table:table-cell table:number-columns-repeated="16378" table:style-name="ce1"/>
        </table:table-row>
        <table:table-row table:style-name="ro1">
          <table:table-cell office:value-type="string" table:content-validation-name="val6" table:style-name="ce17">
            <text:p>GUI</text:p>
          </table:table-cell>
          <table:table-cell office:value-type="string" table:style-name="ce1">
            <text:p>Anzeige aller bestellten Speisen</text:p>
          </table:table-cell>
          <table:table-cell table:content-validation-name="val2" table:style-name="ce1"/>
          <table:table-cell table:content-validation-name="val4" table:style-name="ce1"/>
          <table:table-cell office:value-type="string" table:content-validation-name="val5" table:style-name="ce10">
            <text:p>offen</text:p>
          </table:table-cell>
          <table:table-cell table:content-validation-name="val3" table:style-name="ce1"/>
          <table:table-cell table:number-columns-repeated="16378" table:style-name="ce1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Absenden der Bestellung</text:p>
          </table:table-cell>
          <table:table-cell table:content-validation-name="val2" table:style-name="ce1"/>
          <table:table-cell table:content-validation-name="val4" table:style-name="ce1"/>
          <table:table-cell office:value-type="string" table:content-validation-name="val5" table:style-name="ce10">
            <text:p>offen</text:p>
          </table:table-cell>
          <table:table-cell table:content-validation-name="val3" table:style-name="ce1"/>
          <table:table-cell table:number-columns-repeated="16378" table:style-name="ce1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Befüllen der Datenbank mit den Speisen</text:p>
          </table:table-cell>
          <table:table-cell table:content-validation-name="val2" table:style-name="ce1"/>
          <table:table-cell office:value-type="float" office:value="2" table:content-validation-name="val4" table:style-name="ce1">
            <text:p>2</text:p>
          </table:table-cell>
          <table:table-cell office:value-type="string" table:content-validation-name="val5" table:style-name="ce1">
            <text:p>offen</text:p>
          </table:table-cell>
          <table:table-cell table:content-validation-name="val3" table:style-name="ce1"/>
          <table:table-cell table:number-columns-repeated="16378" table:style-name="ce1"/>
        </table:table-row>
        <table:table-row table:style-name="ro1">
          <table:table-cell office:value-type="string" table:content-validation-name="val6" table:style-name="ce17">
            <text:p>Logik</text:p>
          </table:table-cell>
          <table:table-cell office:value-type="string" table:style-name="ce1">
            <text:p>Rechnungserstellung (PDF)</text:p>
          </table:table-cell>
          <table:table-cell table:content-validation-name="val2" table:style-name="ce1"/>
          <table:table-cell table:content-validation-name="val4" table:style-name="ce1"/>
          <table:table-cell table:content-validation-name="val5" table:style-name="ce1"/>
          <table:table-cell table:content-validation-name="val3" table:style-name="ce1"/>
          <table:table-cell table:number-columns-repeated="16378" table:style-name="ce1"/>
        </table:table-row>
        <table:table-row table:number-rows-repeated="140" table:style-name="ro1">
          <table:table-cell table:content-validation-name="val6" table:style-name="ce17"/>
          <table:table-cell/>
          <table:table-cell table:content-validation-name="val2" table:style-name="ce1"/>
          <table:table-cell table:content-validation-name="val4" table:style-name="ce1"/>
          <table:table-cell table:content-validation-name="val5" table:style-name="ce1"/>
          <table:table-cell table:content-validation-name="val3" table:style-name="ce1"/>
          <table:table-cell table:number-columns-repeated="16378"/>
        </table:table-row>
        <table:table-row table:number-rows-repeated="1048414" table:style-name="ro1">
          <table:table-cell table:number-columns-repeated="16384"/>
        </table:table-row>
      </table:table>
      <table:table table:name="Team" table:style-name="ta2">
        <table:table-column table:style-name="co11" table:default-cell-style-name="ce1"/>
        <table:table-column table:style-name="co12" table:default-cell-style-name="ce1"/>
        <table:table-column table:style-name="co10" table:number-columns-repeated="16382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Roll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s Bloching</text:p>
          </table:table-cell>
          <table:table-cell office:value-type="string" table:style-name="ce1">
            <text:p>Depp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incent Knapp</text:p>
          </table:table-cell>
          <table:table-cell office:value-type="string" table:style-name="ce1">
            <text:p>Lead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nnis Haaf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ené Weber</text:p>
          </table:table-cell>
          <table:table-cell office:value-type="string" table:style-name="ce1">
            <text:p>Depp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lle</text:p>
          </table:table-cell>
          <table:table-cell table:number-columns-repeated="16383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TODO-Gruppen" table:style-name="ta3">
        <table:table-column table:style-name="co13" table:default-cell-style-name="ce1"/>
        <table:table-column table:style-name="co10" table:number-columns-repeated="16383" table:default-cell-style-name="ce1"/>
        <table:table-row table:style-name="ro1">
          <table:table-cell office:value-type="string" table:style-name="ce4">
            <text:p>Grup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i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k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neral</text:p>
          </table:table-cell>
          <table:table-cell table:number-columns-repeated="16383"/>
        </table:table-row>
        <table:table-row table:number-rows-repeated="1048571" table:style-name="ro1">
          <table:table-cell table:number-columns-repeated="16384"/>
        </table:table-row>
      </table:table>
      <table:named-expressions>
        <table:named-expression table:name="Datenschnitt_TODO_Gruppe" table:expression="of:=&quot;&quot;" table:base-cell-address="TODO.$A$1"/>
        <table:named-range table:name="Datum" table:cell-range-address="TODO.$C$5:TODO.$C$162" table:base-cell-address="TODO.$A$1"/>
        <table:named-range table:name="Gruppe" table:cell-range-address="TODO-Gruppen.$A$2:TODO-Gruppen.$A$6" table:base-cell-address="TODO-Gruppen.$A$1"/>
        <table:named-range table:name="Team" table:cell-range-address="Team.$A$2:Team.$A$6" table:base-cell-address="Team.$A$1"/>
        <table:named-range table:name="TODO" table:cell-range-address="TODO.$A$5:TODO.$I$162" table:base-cell-address="TODO.$A$1"/>
      </table:named-expressions>
      <table:database-ranges>
        <table:database-range table:target-range-address="TODO.A4:TODO.I162" table:name="Tabelle2" table:display-filter-buttons="true">
          <table:filter>
            <table:filter-or>
              <table:filter-condition table:field-number="4" table:value="offen" table:operator="="/>
              <table:filter-condition table:field-number="4" table:value="0" table:operator="empty" table:data-type="number"/>
            </table:filter-or>
          </table:filter>
          <table:sort>
            <table:sort-by table:field-number="2"/>
          </table:sort>
        </table:database-range>
        <table:database-range table:target-range-address="Team.A1:Team.B6" table:name="Tabelle4" table:display-filter-buttons="true"/>
        <table:database-range table:target-range-address="TODO-Gruppen.A1:TODO-Gruppen.A6" table:name="Tabelle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cf1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2" style:family="table-cell" style:data-style-name="N0">
      <style:text-properties fo:color="#FF0000" fo:font-weight="bold" style:font-weight-asian="bold" style:font-weight-complex="bold"/>
    </style:style>
    <style:style style:name="cf3" style:family="table-cell" style:data-style-name="N0">
      <style:text-properties fo:color="#BFBFBF" fo:font-style="italic" style:font-style-asian="italic" style:font-style-complex="italic"/>
    </style:style>
    <style:style style:name="cf4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5" style:family="table-cell" style:data-style-name="N0">
      <style:text-properties fo:color="#FF0000" fo:font-weight="bold" style:font-weight-asian="bold" style:font-weight-complex="bold"/>
    </style:style>
    <style:style style:name="cf6" style:family="table-cell" style:data-style-name="N0">
      <style:text-properties fo:color="#BFBFBF" fo:font-style="italic" style:font-style-asian="italic" style:font-style-complex="italic"/>
    </style:style>
    <style:style style:name="cf7" style:family="table-cell" style:data-style-name="N0">
      <style:table-cell-properties fo:background-color="transparent"/>
      <style:text-properties fo:color="#E97132" fo:font-weight="bold" style:font-weight-asian="bold" style:font-weight-complex="bold"/>
    </style:style>
    <style:style style:name="cf8" style:family="table-cell" style:data-style-name="N0">
      <style:text-properties fo:color="#FF0000" fo:font-weight="bold" style:font-weight-asian="bold" style:font-weight-complex="bold"/>
    </style:style>
    <style:style style:name="cf9" style:family="table-cell" style:data-style-name="N0">
      <style:text-properties fo:color="#BFBFBF" fo:font-style="italic" style:font-style-asian="italic" style:font-style-complex="ital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0" style:family="table-cell">
      <style:table-cell-properties fo:background-color="transparent"/>
      <style:text-properties fo:color="#E97132" fo:font-weight="bold" style:font-weight-asian="bold" style:font-weight-complex="bold" style:font-family-generic="swiss"/>
    </style:style>
    <style:style style:name="cf11" style:family="table-cell">
      <style:text-properties fo:color="#FF0000" fo:font-weight="bold" style:font-weight-asian="bold" style:font-weight-complex="bold" style:font-family-generic="swiss"/>
    </style:style>
    <style:style style:name="cf12" style:family="table-cell">
      <style:text-properties fo:color="#BFBFBF" fo:font-style="italic" style:font-style-asian="italic" style:font-style-complex="italic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917</meta:generator>
    <meta:initial-creator>student</meta:initial-creator>
    <dc:creator>Vincent Knapp</dc:creator>
    <meta:creation-date>2024-11-18T12:18:38Z</meta:creation-date>
    <dc:date>2024-11-20T09:57:00Z</dc:date>
    <meta:editing-duration>PT0S</meta:editing-duration>
  </office:meta>
</office:document-meta>
</file>